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1397d" officeooo:paragraph-rsid="0011397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2pt" fo:font-weight="normal" officeooo:rsid="0011397d" officeooo:paragraph-rsid="0011397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30197" officeooo:paragraph-rsid="0013019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672d0" officeooo:paragraph-rsid="001672d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9512a" officeooo:paragraph-rsid="0011397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officeooo:paragraph-rsid="0011c860"/>
    </style:style>
    <style:style style:name="P7" style:family="paragraph" style:parent-style-name="Standard">
      <style:paragraph-properties fo:text-align="start" style:justify-single-word="false"/>
      <style:text-properties officeooo:paragraph-rsid="001672d0"/>
    </style:style>
    <style:style style:name="P8" style:family="paragraph" style:parent-style-name="Standard">
      <style:paragraph-properties fo:text-align="start" style:justify-single-word="false"/>
      <style:text-properties officeooo:rsid="0011c860" officeooo:paragraph-rsid="0011c860"/>
    </style:style>
    <style:style style:name="P9" style:family="paragraph" style:parent-style-name="Standard">
      <style:paragraph-properties fo:text-align="start" style:justify-single-word="false"/>
      <style:text-properties officeooo:rsid="00171d4c" officeooo:paragraph-rsid="00171d4c"/>
    </style:style>
    <style:style style:name="P10" style:family="paragraph" style:parent-style-name="Standard">
      <style:paragraph-properties fo:text-align="start" style:justify-single-word="false"/>
      <style:text-properties officeooo:rsid="001773ff" officeooo:paragraph-rsid="001773ff"/>
    </style:style>
    <style:style style:name="P11" style:family="paragraph" style:parent-style-name="Standard">
      <style:paragraph-properties fo:text-align="start" style:justify-single-word="false"/>
      <style:text-properties officeooo:rsid="001773ff" officeooo:paragraph-rsid="001773ff"/>
    </style:style>
    <style:style style:name="P12" style:family="paragraph" style:parent-style-name="Standard">
      <style:paragraph-properties fo:text-align="start" style:justify-single-word="false"/>
      <style:text-properties officeooo:rsid="001773ff" officeooo:paragraph-rsid="001951c3"/>
    </style:style>
    <style:style style:name="T1" style:family="text">
      <style:text-properties officeooo:rsid="0011397d"/>
    </style:style>
    <style:style style:name="T2" style:family="text">
      <style:text-properties fo:font-size="12pt" fo:font-weight="normal" officeooo:rsid="0011397d" style:font-size-asian="10.5pt" style:font-weight-asian="normal" style:font-size-complex="12pt" style:font-weight-complex="normal"/>
    </style:style>
    <style:style style:name="T3" style:family="text">
      <style:text-properties fo:font-size="12pt" fo:font-weight="normal" officeooo:rsid="0011c860" style:font-size-asian="10.5pt" style:font-weight-asian="normal" style:font-size-complex="12pt" style:font-weight-complex="normal"/>
    </style:style>
    <style:style style:name="T4" style:family="text">
      <style:text-properties officeooo:rsid="0011c860"/>
    </style:style>
    <style:style style:name="T5" style:family="text">
      <style:text-properties officeooo:rsid="00130197"/>
    </style:style>
    <style:style style:name="T6" style:family="text">
      <style:text-properties officeooo:rsid="0014f2d3"/>
    </style:style>
    <style:style style:name="T7" style:family="text">
      <style:text-properties officeooo:rsid="001773ff"/>
    </style:style>
    <style:style style:name="T8" style:family="text">
      <style:text-properties officeooo:rsid="0019512a"/>
    </style:style>
    <style:style style:name="T9" style:family="text">
      <style:text-properties officeooo:rsid="001951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ESERCIZIO 2 </text:p>
      <text:p text:style-name="P2"/>
      <text:p text:style-name="P2"/>
      <text:p text:style-name="P2"/>
      <text:p text:style-name="P6"><text:span text:style-name="T3">Gli </text:span><text:span text:style-name="T2">algoritm</text:span><text:span text:style-name="T3">i</text:span><text:span text:style-name="T2"> di Levenshtein </text:span><text:span text:style-name="T3">sviluppati </text:span>misura<text:span text:style-name="T4">no</text:span> la somiglianza tra due stringhe.</text:p>
      <text:p text:style-name="P6"><text:span text:style-name="T4">Precisamente </text:span><text:span text:style-name="T1">d</text:span>ate due stringhe A e B, <text:span text:style-name="T4">gli </text:span>algoritm<text:span text:style-name="T4">i </text:span>misura<text:span text:style-name="T4">no</text:span> il numero delle modifiche elementari necessarie per trasformare la stringa A nella stringa B.</text:p>
      <text:p text:style-name="P6"/>
      <text:p text:style-name="P8">Sono stati sviluppati due algoritmi. La prima è <text:span text:style-name="T5">la semplice</text:span> versione ricorsiva, <text:span text:style-name="T5">mentre la seconda, oltre che alla ricorsione, utilizza la tecnica della programmazione dinamica </text:span></text:p>
      <text:p text:style-name="P5"/>
      <text:p text:style-name="P3">Si reputa essere funzionante l’algoritmo edit_distance in quanto, seguendo le regole riportate in consegna, vengono mostrati i risultati attesi. <text:span text:style-name="T6">Non lo si può ,invece ,reputare essere efficiente.</text:span></text:p>
      <text:p text:style-name="P3"/>
      <text:p text:style-name="P4">Per avere un miglioramento dal punto di vista dell’efficienza, nell’algoritmo edit_distance_dyn è stata utilizzata la tecnica della programmazione dinamica, forte della possibilità di dividere il problema in sottoproblemi dipendenti tra di loro in modo da permette l’eliminazione delle ripetizioni mediante l’annotazione dei risultati <text:span text:style-name="T9">in una matrice</text:span> (Memorization). </text:p>
      <text:p text:style-name="P7"/>
      <text:p text:style-name="P9">La mancata efficienza <text:span text:style-name="T9">della prima funzione</text:span> la si può notare nell’implementazione: determiniamo per ogni parola contenuta nel file “correctme” la lista delle parole contenute nel file “dictionary” con edit distance <text:span text:style-name="T7">minima. </text:span></text:p>
      <text:p text:style-name="P10"><text:span text:style-name="T9">Infatti</text:span> per poter stampare tutte le liste, <text:span text:style-name="T9">ha</text:span> un tempo che va nell’ordine delle decine di minuti.</text:p>
      <text:p text:style-name="P10"/>
      <text:p text:style-name="P12"><text:span text:style-name="T9">La seconda funzione, ovvero quella che usa la programmazione</text:span> dinamic<text:span text:style-name="T9">a</text:span>, grazie alla riduzione del calcolo dei sottoproblemi già risolti precedentemente, abbassa notevolmente <text:span text:style-name="T8">il tempo richiesto per l’ottenimento delle liste delle parole con edit distance minima.</text:span></text:p>
      <text:p text:style-name="P12"><text:span text:style-name="T9">Infatti il tempo impiegato è di 86 second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22:35:18.764619410</meta:creation-date>
    <dc:date>2022-01-25T19:53:13.910131641</dc:date>
    <meta:editing-duration>PT11M38S</meta:editing-duration>
    <meta:editing-cycles>2</meta:editing-cycles>
    <meta:generator>LibreOffice/7.0.6.2$Linux_X86_64 LibreOffice_project/00$Build-2</meta:generator>
    <meta:document-statistic meta:table-count="0" meta:image-count="0" meta:object-count="0" meta:page-count="1" meta:paragraph-count="10" meta:word-count="228" meta:character-count="1616" meta:non-whitespace-character-count="1394"/>
  </office:meta>
</office:document-meta>
</file>